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none" fo:border-bottom="0.002cm solid #000000"/>
    </style:style>
    <style:style style:name="Tableau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fo:padding="0.097cm" fo:border-left="0.002cm solid #000000" fo:border-right="none" fo:border-top="none" fo:border-bottom="0.002cm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none" fo:border-bottom="0.002cm solid #000000"/>
    </style:style>
    <style:style style:name="Tableau11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.A3" style:family="table-cell">
      <style:table-cell-properties fo:padding="0.097cm" fo:border-left="0.002cm solid #000000" fo:border-right="none" fo:border-top="none" fo:border-bottom="0.002cm solid #000000"/>
    </style:style>
    <style:style style:name="Tableau16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fo:padding="0.097cm" fo:border-left="0.002cm solid #000000" fo:border-right="none" fo:border-top="none" fo:border-bottom="0.002cm solid #000000"/>
    </style:style>
    <style:style style:name="Tableau1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4.A9" style:family="table-cell">
      <style:table-cell-properties fo:padding="0.097cm" fo:border-left="0.002cm solid #000000" fo:border-right="none" fo:border-top="none" fo:border-bottom="0.002cm solid #000000"/>
    </style:style>
    <style:style style:name="Tableau14.10" style:family="table-row">
      <style:table-row-properties style:min-row-height="0.183cm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3" style:family="table-cell">
      <style:table-cell-properties fo:padding="0.097cm" fo:border-left="0.002cm solid #000000" fo:border-right="none" fo:border-top="none" fo:border-bottom="0.002cm solid #000000"/>
    </style:style>
    <style:style style:name="Tableau1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fo:padding="0.097cm" fo:border-left="0.002cm solid #000000" fo:border-right="none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.A3" style:family="table-cell">
      <style:table-cell-properties fo:padding="0.097cm" fo:border-left="0.002cm solid #000000" fo:border-right="none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A3" style:family="table-cell">
      <style:table-cell-properties fo:padding="0.097cm" fo:border-left="0.002cm solid #000000" fo:border-right="none" fo:border-top="none" fo:border-bottom="0.002cm solid #000000"/>
    </style:style>
    <style:style style:name="Tableau20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3" style:family="table-cell">
      <style:table-cell-properties fo:padding="0.097cm" fo:border-left="0.002cm solid #000000" fo:border-right="none" fo:border-top="none" fo:border-bottom="0.002cm solid #000000"/>
    </style:style>
    <style:style style:name="Tableau21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.A3" style:family="table-cell">
      <style:table-cell-properties fo:padding="0.097cm" fo:border-left="0.002cm solid #000000" fo:border-right="none" fo:border-top="none" fo:border-bottom="0.002cm solid #000000"/>
    </style:style>
    <style:style style:name="Tableau2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3" style:family="table-cell">
      <style:table-cell-properties fo:padding="0.097cm" fo:border-left="0.002cm solid #000000" fo:border-right="none" fo:border-top="none" fo:border-bottom="0.002cm solid #000000"/>
    </style:style>
    <style:style style:name="Tableau2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.A3" style:family="table-cell">
      <style:table-cell-properties fo:padding="0.097cm" fo:border-left="0.002cm solid #000000" fo:border-right="none" fo:border-top="none" fo:border-bottom="0.002cm solid #000000"/>
    </style:style>
    <style:style style:name="Tableau2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.A3" style:family="table-cell">
      <style:table-cell-properties fo:padding="0.097cm" fo:border-left="0.002cm solid #000000" fo:border-right="none" fo:border-top="none" fo:border-bottom="0.002cm solid #000000"/>
    </style:style>
    <style:style style:name="Tableau25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.A3" style:family="table-cell">
      <style:table-cell-properties fo:padding="0.097cm" fo:border-left="0.002cm solid #000000" fo:border-right="none" fo:border-top="none" fo:border-bottom="0.002cm solid #000000"/>
    </style:style>
    <style:style style:name="Tableau26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.A3" style:family="table-cell">
      <style:table-cell-properties fo:padding="0.097cm" fo:border-left="0.002cm solid #000000" fo:border-right="none" fo:border-top="none" fo:border-bottom="0.002cm solid #000000"/>
    </style:style>
    <style:style style:name="Tableau2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.A3" style:family="table-cell">
      <style:table-cell-properties fo:padding="0.097cm" fo:border-left="0.002cm solid #000000" fo:border-right="none" fo:border-top="none" fo:border-bottom="0.002cm solid #000000"/>
    </style:style>
    <style:style style:name="Tableau2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3" style:family="table-cell">
      <style:table-cell-properties fo:padding="0.097cm" fo:border-left="0.002cm solid #000000" fo:border-right="none" fo:border-top="none" fo:border-bottom="0.002cm solid #000000"/>
    </style:style>
    <style:style style:name="Tableau2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.A3" style:family="table-cell">
      <style:table-cell-properties fo:padding="0.097cm" fo:border-left="0.002cm solid #000000" fo:border-right="none" fo:border-top="none" fo:border-bottom="0.002cm solid #000000"/>
    </style:style>
    <style:style style:name="Tableau30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A3" style:family="table-cell">
      <style:table-cell-properties fo:padding="0.097cm" fo:border-left="0.002cm solid #000000" fo:border-right="none" fo:border-top="none" fo:border-bottom="0.002cm solid #000000"/>
    </style:style>
    <style:style style:name="Tableau31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3" style:family="table-cell">
      <style:table-cell-properties fo:padding="0.097cm" fo:border-left="0.002cm solid #000000" fo:border-right="none" fo:border-top="none" fo:border-bottom="0.002cm solid #000000"/>
    </style:style>
    <style:style style:name="Tableau3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.A3" style:family="table-cell">
      <style:table-cell-properties fo:padding="0.097cm" fo:border-left="0.002cm solid #000000" fo:border-right="none" fo:border-top="none" fo:border-bottom="0.002cm solid #000000"/>
    </style:style>
    <style:style style:name="Tableau3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02cm solid #000000"/>
    </style:style>
    <style:style style:name="Tableau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.A3" style:family="table-cell">
      <style:table-cell-properties fo:padding="0.097cm" fo:border-left="0.002cm solid #000000" fo:border-right="none" fo:border-top="none" fo:border-bottom="0.002cm solid #000000"/>
    </style:style>
    <style:style style:name="Tableau3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02cm solid #000000"/>
    </style:style>
    <style:style style:name="Tableau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.A3" style:family="table-cell">
      <style:table-cell-properties fo:padding="0.097cm" fo:border-left="0.002cm solid #000000" fo:border-right="none" fo:border-top="none" fo:border-bottom="0.002cm solid #000000"/>
    </style:style>
    <style:style style:name="Tableau36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02cm solid #000000"/>
    </style:style>
    <style:style style:name="Tableau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.A3" style:family="table-cell">
      <style:table-cell-properties fo:padding="0.097cm" fo:border-left="0.002cm solid #000000" fo:border-right="none" fo:border-top="none" fo:border-bottom="0.002cm solid #000000"/>
    </style:style>
    <style:style style:name="Tableau3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02cm solid #000000"/>
    </style:style>
    <style:style style:name="Tableau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.A3" style:family="table-cell">
      <style:table-cell-properties fo:padding="0.097cm" fo:border-left="0.002cm solid #000000" fo:border-right="none" fo:border-top="none" fo:border-bottom="0.002cm solid #000000"/>
    </style:style>
    <style:style style:name="Tableau3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3" style:family="table-cell">
      <style:table-cell-properties fo:padding="0.097cm" fo:border-left="0.002cm solid #000000" fo:border-right="none" fo:border-top="none" fo:border-bottom="0.002cm solid #000000"/>
    </style:style>
    <style:style style:name="Tableau35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dc2300"/>
    </style:style>
    <style:style style:name="P6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7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manger Philippe</text:p>
      <text:p text:style-name="P9">Kunkel Pierre</text:p>
      <text:p text:style-name="P9">Letay Benoit</text:p>
      <text:p text:style-name="P9">Loizeau Sylvain</text:p>
      <text:p text:style-name="P9">Poirier Godefroy</text:p>
      <text:p text:style-name="P9">Offredi Etienne</text:p>
      <text:p text:style-name="P8"/>
      <text:p text:style-name="P8"/>
      <text:p text:style-name="P8"/>
      <text:p text:style-name="P8"/>
      <text:p text:style-name="P8">Cahier des charges</text:p>
      <text:p text:style-name="Text_20_body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">Contexte<text:tab/>3</text:p>
          <text:p text:style-name="P11">Objectifs<text:tab/>3</text:p>
          <text:p text:style-name="P11">Fonctionnalités principales<text:tab/>4</text:p>
          <text:p text:style-name="P11">Fonctionnalités optionnels<text:tab/>5</text:p>
          <text:p text:style-name="P12">Fonctionnalités détaillées<text:tab/>5</text:p>
          <text:p text:style-name="P11">Contraintes<text:tab/>18</text:p>
          <text:p text:style-name="P11">Limites<text:tab/>18</text:p>
          <text:p text:style-name="P11">Déroulement du projet<text:tab/>18</text:p>
          <text:p text:style-name="P11">Glossaire<text:tab/>18</text:p>
        </text:index-body>
      </text:table-of-content>
      <text:p text:style-name="Text_20_body"/>
      <text:h text:style-name="P10" text:outline-level="1">Contexte</text:h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h text:style-name="Heading_20_1" text:outline-level="1">Objectifs</text:h>
      <text:p text:style-name="Text_20_body"/>
      <text:p text:style-name="Text_20_body">L'application doit permettre aux utilisateur de pouvoir jouer à un jeux de type Takuzu, possédant différents modes de jeux. Chaque utilisateur possédera un profil sur lequel il y aura différentes statistiques pour ainsi ce comparé aux autres joueurs.</text:p>
      <text:p text:style-name="Text_20_body"/>
      <text:p text:style-name="Text_20_body">Critères d'acceptabilité du produit</text:p>
      <text:p text:style-name="Text_20_body">procédure de validation </text:p>
      <text:p text:style-name="Text_20_body"/>
      <text:p text:style-name="Text_20_body">L'application doit être en accord avec les critères détaillés dans le cahier des charges.</text:p>
      <text:p text:style-name="P1">Expression du besoin</text:p>
      <text:p text:style-name="Text_20_body">Besoin fonctionnel</text:p>
      <text:h text:style-name="Heading_20_1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2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2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2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2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Sélectionner les options d'affichage des sco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du score de la partie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Fonctionnalités optionnel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2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p text:style-name="Text_20_body"/>
      <text:h text:style-name="Heading_20_2" text:outline-level="2">Fonctionnalités détaillé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onctionnalité <text:span text:style-name="T2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Charge le profil sélectionné, en créé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P3">Validation de la création ou le chargement de profil</text:p>
          </table:table-cell>
        </table:table-row>
        <table:table-row>
          <table:table-cell table:style-name="Tableau3.A3" office:value-type="string">
            <text:p text:style-name="P4">2</text:p>
          </table:table-cell>
          <table:table-cell table:style-name="Tableau3.A2" office:value-type="string">
            <text:p text:style-name="P3">Quitter l'application</text:p>
          </table:table-cell>
        </table:table-row>
        <table:table-row>
          <table:table-cell table:style-name="Tableau3.A3" office:value-type="string">
            <text:p text:style-name="P4">3</text:p>
          </table:table-cell>
          <table:table-cell table:style-name="Tableau3.A2" office:value-type="string">
            <text:p text:style-name="P3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onctionnalité <text:span text:style-name="T2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4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Charge le profil profil</text:p>
          </table:table-cell>
        </table:table-row>
        <table:table-row>
          <table:table-cell table:style-name="Tableau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P3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Fonctionnalité<text:span text:style-name="T1"> </text:span><text:span text:style-name="T2">Jouer au tu</text:span><text:span text:style-name="T2">t</text:span><text:span text:style-name="T2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P3">Finir le tutoriel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P3">Passer le tutoriel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P3">Retour au menu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P3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onctionnalité <text:span text:style-name="T2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P3">Choix validé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P3">Retour au menu</text:p>
          </table:table-cell>
        </table:table-row>
        <table:table-row>
          <table:table-cell table:style-name="Tableau6.A3" office:value-type="string">
            <text:p text:style-name="P4">3</text:p>
          </table:table-cell>
          <table:table-cell table:style-name="Tableau6.A2" office:value-type="string">
            <text:p text:style-name="P3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onctionnalité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4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4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Affiche l'écran de je</text:p>
          </table:table-cell>
        </table:table-row>
        <table:table-row>
          <table:table-cell table:style-name="Tableau7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7.A5" office:value-type="float" office:value="1">
            <text:p text:style-name="P4">1</text:p>
          </table:table-cell>
          <table:table-cell table:style-name="Tableau7.A2" office:value-type="string">
            <text:p text:style-name="P3">Retour au menu</text:p>
          </table:table-cell>
        </table:table-row>
        <table:table-row>
          <table:table-cell table:style-name="Tableau7.A5" office:value-type="float" office:value="2">
            <text:p text:style-name="P4">2</text:p>
          </table:table-cell>
          <table:table-cell table:style-name="Tableau7.A2" office:value-type="string">
            <text:p text:style-name="P3">Quitter l'application</text:p>
          </table:table-cell>
        </table:table-row>
      </table:table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Table_20_Contents">Fonctionnalité <text:span text:style-name="T2">Ch</text:span><text:span text:style-name="T2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4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P3">Fin de 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onctionnalité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4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4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4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La dernière action effectué</text:p>
          </table:table-cell>
        </table:table-row>
        <table:table-row>
          <table:table-cell table:style-name="Tableau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able:table-row>
          <table:table-cell table:style-name="Tableau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P3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onctionnalité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4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4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P3">Fin chargement</text:p>
          </table:table-cell>
        </table:table-row>
      </table:table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onctionnalité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4">3</text:p>
          </table:table-cell>
          <table:table-cell table:style-name="Tableau10.A2" office:value-type="string">
            <text:p text:style-name="Table_20_Contents"><text:s/>Avoir toutes les tuiles de la bonne couleur</text:p>
          </table:table-cell>
        </table:table-row>
        <table:table-row>
          <table:table-cell table:style-name="Tableau1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P3">Retour au menu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P3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Table_20_Contents">Fonctionnalité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4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P3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Table_20_Contents">Fonctionnalité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4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4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4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Retour de la grille à l'état qui suit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Fin chargement de l 'état de la grille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Table_20_Contents">Fonctionnalité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4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4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4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P3">Couleurs des tuiles hypothèses changées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Table_20_Contents">Fonctionnalité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4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4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Texte des règle</text:p>
          </table:table-cell>
        </table:table-row>
        <table:table-row>
          <table:table-cell table:style-name="Tableau1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P3">Quitter l'affichage des règles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P3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onctionnalité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4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4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4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4">1</text:p>
          </table:table-cell>
          <table:table-cell table:style-name="Tableau14.A2" office:value-type="string">
            <text:p text:style-name="Table_20_Contents">Aucun</text:p>
          </table:table-cell>
        </table:table-row>
        <table:table-row>
          <table:table-cell table:style-name="Tableau14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4.A9" office:value-type="string">
            <text:p text:style-name="P4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4.A9" office:value-type="string">
            <text:p text:style-name="P4">1</text:p>
          </table:table-cell>
          <table:table-cell table:style-name="Tableau14.A2" office:value-type="string">
            <text:p text:style-name="P3">Fin affichage de l'indic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nctionnalité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4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4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4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P3">Tuile placé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onctionnalité <text:span text:style-name="T2">Utiliser l'aide </text:span><text:span text:style-name="T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P3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Table_20_Contents">Fonctionnalité <text:span text:style-name="T3">Afficher</text:span><text:span text:style-name="T2"> le score de la pa</text:span><text:span text:style-name="T2">r</text:span><text:span text:style-name="T2">tie </text:span><text:span text:style-name="T2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4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P3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onctionnalité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4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4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P3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Table_20_Contents">Fonctionnalité <text:span text:style-name="T2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4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4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4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P3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Fonctionnalité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4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4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P3">Arrivée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onctionnalité <text:span text:style-name="T2">Changer les touches de changement de tuile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4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5" office:value-type="float" office:value="3">
            <text:p text:style-name="P4">3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Aucun</text:p>
          </table:table-cell>
        </table:table-row>
        <table:table-row>
          <table:table-cell table:style-name="Tableau2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P3">Changement pris en compte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Table_20_Contents">Fonctionnalité <text:span text:style-name="T2">Consulter le profil d</text:span><text:span text:style-name="T2">'un</text:span><text:span text:style-name="T2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4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4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Table_20_Contents">Fonctionnalité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4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4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ext:soft-page-break/>
        <table:table-row>
          <table:table-cell table:style-name="Tableau2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P3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Table_20_Contents">Fonctionnalité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4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4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P3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Table_20_Contents">Fonctionnalité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4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4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P3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onctionnalité <text:span text:style-name="T2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4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4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P3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onctionnalité <text:span text:style-name="T2">A</text:span><text:span text:style-name="T2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4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4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6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P3">Cliquer sur le bouton quitter</text:p>
          </table:table-cell>
        </table:table-row>
        <table:table-row>
          <table:table-cell table:style-name="Tableau29.A5" office:value-type="float" office:value="2">
            <text:p text:style-name="P4">2</text:p>
          </table:table-cell>
          <table:table-cell table:style-name="Tableau29.A2" office:value-type="string">
            <text:p text:style-name="P3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Table_20_Contents">Fonctionnalité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4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P3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Table_20_Contents">Fonctionnalité <text:span text:style-name="T2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4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5" office:value-type="float" office:value="3">
            <text:p text:style-name="P4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P3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onctionnalité <text:span text:style-name="T2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4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4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P3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Table_20_Contents">Fonctionnalité <text:span text:style-name="T2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4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4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5" office:value-type="float" office:value="4">
            <text:p text:style-name="P4">4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Aucun</text:p>
          </table:table-cell>
        </table:table-row>
        <table:table-row>
          <table:table-cell table:style-name="Tableau3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able:table-row>
          <table:table-cell table:style-name="Tableau3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P3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Table_20_Contents">Fonctionnalité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4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4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P3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Table_20_Contents">Fonctionnalité <text:span text:style-name="T2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4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4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P3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Table_20_Contents">Fonctionnalité <text:span text:style-name="T2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4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4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P3">Fin du replay</text:p>
          </table:table-cell>
        </table:table-row>
        <table:table-row>
          <table:table-cell table:style-name="Tableau37.A5" office:value-type="float" office:value="2">
            <text:p text:style-name="P4">2</text:p>
          </table:table-cell>
          <table:table-cell table:style-name="Tableau37.A2" office:value-type="string">
            <text:p text:style-name="P3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Table_20_Contents">Fonctionnalité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4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4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4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ext:soft-page-break/>
        <table:table-row>
          <table:table-cell table:style-name="Tableau3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P3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nctionnalité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4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4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4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P3">Fin de l'actualisation</text:p>
          </table:table-cell>
        </table:table-row>
      </table:table>
      <text:p text:style-name="Text_20_body"/>
      <text:h text:style-name="P10" text:outline-level="1">Contraintes</text:h>
      <text:p text:style-name="Text_20_body">Respect des délais -Respect des exigences des clients -&gt;spécification logicielle, production de documentation -Coordination de l'équipe</text:p>
      <text:h text:style-name="Heading_20_1" text:outline-level="1">Limites</text:h>
      <text:p text:style-name="Text_20_body">Portabilité</text:p>
      <text:h text:style-name="Heading_20_1" text:outline-level="1">Déroulement du projet</text:h>
      <text:p text:style-name="Text_20_body">Rencontre avec les clients -Spécification des exigences des clients -Établir le cahier des charges -Validation avec les clients -Découpage du projet (voir schéma génie logicie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h text:style-name="Heading_20_1" text:outline-level="1">Glossaire</text:h>
      <text:list xml:id="list6288017781374308991" text:style-name="L1">
        <text:list-item>
          <text:p text:style-name="P13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kunkel</meta:initial-creator>
    <meta:creation-date>2015-01-21T13:53:31</meta:creation-date>
    <dc:date>2015-02-01T20:17:14.83</dc:date>
    <meta:editing-duration>PT5H32M24S</meta:editing-duration>
    <meta:editing-cycles>19</meta:editing-cycles>
    <meta:generator>OpenOffice/4.1.1$Win32 OpenOffice.org_project/411m6$Build-9775</meta:generator>
    <meta:print-date>2015-02-01T18:11:49.61</meta:print-date>
    <meta:document-statistic meta:table-count="38" meta:image-count="0" meta:object-count="0" meta:page-count="18" meta:paragraph-count="761" meta:word-count="2339" meta:character-count="14375"/>
  </office:meta>
</office:document-meta>
</file>